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F" svg:font-family="" style:font-family-generic="swiss" style:font-pitch="variable"/>
    <style:font-face style:name="Albany AMT" svg:font-family="'Albany AMT'" style:font-family-generic="swiss" style:font-pitch="variable"/>
    <style:font-face style:name="F1" svg:font-family="" style:font-family-generic="system"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2ef12"/>
    </style:style>
    <style:style style:name="P4" style:family="paragraph" style:parent-style-name="Standard">
      <style:text-properties officeooo:rsid="001afd65" officeooo:paragraph-rsid="002468f1"/>
    </style:style>
    <style:style style:name="P5" style:family="paragraph" style:parent-style-name="Standard">
      <style:text-properties officeooo:rsid="001afd65" officeooo:paragraph-rsid="00277e52"/>
    </style:style>
    <style:style style:name="P6" style:family="paragraph" style:parent-style-name="Standard">
      <style:text-properties officeooo:rsid="001afd65" officeooo:paragraph-rsid="0027f489"/>
    </style:style>
    <style:style style:name="P7" style:family="paragraph" style:parent-style-name="Standard">
      <style:text-properties officeooo:rsid="001ee60b" officeooo:paragraph-rsid="001ee60b"/>
    </style:style>
    <style:style style:name="P8" style:family="paragraph" style:parent-style-name="Standard">
      <style:text-properties officeooo:paragraph-rsid="0027f489"/>
    </style:style>
    <style:style style:name="P9" style:family="paragraph" style:parent-style-name="Standard">
      <style:text-properties officeooo:paragraph-rsid="002bdde8"/>
    </style:style>
    <style:style style:name="P10" style:family="paragraph" style:parent-style-name="样式2">
      <style:text-properties officeooo:paragraph-rsid="0027f489"/>
    </style:style>
    <style:style style:name="P11" style:family="paragraph" style:parent-style-name="样式3">
      <style:text-properties officeooo:paragraph-rsid="0027f489"/>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fo:font-weight="bold" style:font-weight-asian="bold" style:font-weight-complex="bold"/>
    </style:style>
    <style:style style:name="T19" style:family="text">
      <style:text-properties style:font-name="Calibri" style:font-name-complex="F1"/>
    </style:style>
    <style:style style:name="T20" style:family="text">
      <style:text-properties officeooo:rsid="0027f489"/>
    </style:style>
    <style:style style:name="T21" style:family="text">
      <style:text-properties officeooo:rsid="002bdd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2"/>
      <text:p text:style-name="P2">1.1.2 Linux行业变革对产品战略调整的要求 </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7"/>
      <text:p text:style-name="P2"/>
      <text:p text:style-name="P2">1.2.1.2 Linux行业的竞争特点</text:p>
      <text:p text:style-name="P4"><text:span text:style-name="T7">“垄断、寡头、竞争”，不同行业市场，公司需要选择不同的战略。Linux操作系统公司所处的到底是什么行业</text:span><text:span text:style-name="T8">，也是本文要着重探讨的。</text:span></text:p>
      <text:p text:style-name="P4"><text:span text:style-name="T8"/></text:p>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4"><text:span text:style-name="T8">随着国家对重视安全问题越来越重视，像操作系统这样的关系到国家安全的基础软件已经成了重点发展</text:span><text:soft-page-break/><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
      <text:p text:style-name="P2">1.3.1 研究方法 </text:p>
      <text:p text:style-name="P2"/>
      <text:p text:style-name="P2">1.3.2 研究框架和工具 </text:p>
      <text:p text:style-name="P2"/>
      <text:p text:style-name="P2">1.3.2.1 PEST </text:p>
      <text:p text:style-name="P2"/>
      <text:p text:style-name="P2">1.3.2.2 SWOT </text:p>
      <text:p text:style-name="P2"/>
      <text:p text:style-name="P2">1.3.2.3 商业模式九模块理论 </text:p>
      <text:p text:style-name="P2"/>
      <text:p text:style-name="P2"/>
      <text:p text:style-name="P2">------------------------------------------------------------- </text:p>
      <text:p text:style-name="P2">2 Linux行业环境分析 </text:p>
      <text:p text:style-name="P2">------------------------------------------------------------- </text:p>
      <text:p text:style-name="P2"/>
      <text:p text:style-name="P2"/>
      <text:p text:style-name="P2">2.1 行业发展 </text:p>
      <text:p text:style-name="P2"/>
      <text:p text:style-name="P2">2.1.1 开源和Linux介绍 </text:p>
      <text:p text:style-name="P2"/>
      <text:p text:style-name="P2">2.1.2 行业概况 </text:p>
      <text:p text:style-name="P2"/>
      <text:p text:style-name="P2">2.1.3 竞争对手介绍</text:p>
      <text:p text:style-name="P3"><text:span text:style-name="T7">2.1.4 行业特点</text:span></text:p>
      <text:p text:style-name="P3"/>
      <text:p text:style-name="P3"><text:span text:style-name="T5">由于源代码开放的特点，从产品角度来说，Linux操作系统处于完全竞争市场：各个发行</text:span><text:span text:style-name="T6">商</text:span><text:span text:style-name="T5">在核心机制和核心功能上完全一致</text:span><text:span text:style-name="T6">。</text:span><text:span text:style-name="T5">基于这个特点</text:span><text:span text:style-name="T6">，少数（包括SUSE和Redhat）发行商在核心和界面之间提供了自己系统独特的工具，多数公司（尤其是国内的操作系统公司）把更多精力花在了</text:span><text:span text:style-name="T5">界面</text:span><text:span text:style-name="T6">和用户</text:span><text:span text:style-name="T5">使用习惯上</text:span><text:span text:style-name="T6">，所有的这些目的都是为了体现出产品的差异化。</text:span></text:p>
      <text:p text:style-name="P2"/>
      <text:p text:style-name="P2">2.2 产业链分析 </text:p>
      <text:p text:style-name="P2"/>
      <text:p text:style-name="P2">2.2.1 硬件厂商 </text:p>
      <text:p text:style-name="P2"/>
      <text:p text:style-name="P2">2.2.1.1 IBM </text:p>
      <text:p text:style-name="P2"/>
      <text:p text:style-name="P2">2.2.1.2 HP </text:p>
      <text:p text:style-name="P2"/>
      <text:p text:style-name="P2">2.2.1.3 Inter </text:p>
      <text:p text:style-name="P2"/>
      <text:p text:style-name="P2">2.2.1.4 小结 </text:p>
      <text:p text:style-name="P2"/>
      <text:p text:style-name="P2"><text:soft-page-break/>2.2.1.4.1 参与方式 </text:p>
      <text:p text:style-name="P2"/>
      <text:p text:style-name="P2">2.2.1.4.2 参与目的 </text:p>
      <text:p text:style-name="P2"/>
      <text:p text:style-name="P2">2.2.2 第三方合作伙伴案例 </text:p>
      <text:p text:style-name="P2"/>
      <text:p text:style-name="P2">2.2.2.1 SAP </text:p>
      <text:p text:style-name="P2"/>
      <text:p text:style-name="P2">2.2.2.2 LibreOffice </text:p>
      <text:p text:style-name="P2"/>
      <text:p text:style-name="P2">2.2.2.3 小结 </text:p>
      <text:p text:style-name="P2"/>
      <text:p text:style-name="P2">2.2.3 客户 </text:p>
      <text:p text:style-name="P2"/>
      <text:p text:style-name="P2">2.2.3.1 个人用户 </text:p>
      <text:p text:style-name="P2"/>
      <text:p text:style-name="P2">2.2.3.2 社区用户以及不付费的企业用户 </text:p>
      <text:p text:style-name="P2"/>
      <text:p text:style-name="P2">2.2.3.3 付费用户 </text:p>
      <text:p text:style-name="P2"><text:s/></text:p>
      <text:p text:style-name="P2">2.2.3.3.1 大企业 </text:p>
      <text:p text:style-name="P2"/>
      <text:p text:style-name="P2">2.2.3.3.2 中企业 </text:p>
      <text:p text:style-name="P2"/>
      <text:p text:style-name="P2">2.2.3.3.3 小企业 </text:p>
      <text:p text:style-name="P2"/>
      <text:p text:style-name="P2">2.3 国内外政策环境 </text:p>
      <text:p text:style-name="P2"/>
      <text:p text:style-name="P2">2.3.1 棱镜事件影响 </text:p>
      <text:p text:style-name="P2"/>
      <text:p text:style-name="P2">2.3.2 政府对Windows 8的限制 </text:p>
      <text:p text:style-name="P2"/>
      <text:p text:style-name="P2">2.3.3 去IOE </text:p>
      <text:p text:style-name="P2"/>
      <text:p text:style-name="P2">2.4 Linux行业环境总结 </text:p>
      <text:p text:style-name="P2"/>
      <text:p text:style-name="P2"/>
      <text:p text:style-name="P2">------------------------------------------------------------- </text:p>
      <text:p text:style-name="P2">3 SUSE公司内部分析 </text:p>
      <text:p text:style-name="P2">------------------------------------------------------------- </text:p>
      <text:p text:style-name="P2"/>
      <text:p text:style-name="P2"/>
      <text:p text:style-name="P2">3.1 产品介绍 </text:p>
      <text:p text:style-name="P2"/>
      <text:p text:style-name="P2">3.1.1 openSUSE社区产品 </text:p>
      <text:p text:style-name="P2"/>
      <text:p text:style-name="P2">3.1.1.1 开源社区介绍 </text:p>
      <text:p text:style-name="P2"/>
      <text:p text:style-name="P2"><text:soft-page-break/>3.1.1.2 openSUSE社区介绍 </text:p>
      <text:p text:style-name="P2"/>
      <text:p text:style-name="P2">3.1.1.3 社区产品的用户举例 </text:p>
      <text:p text:style-name="P2"/>
      <text:p text:style-name="P2">3.1.1.4 小结 </text:p>
      <text:p text:style-name="P2"/>
      <text:p text:style-name="P2">3.1.1.4.1 社区价值 </text:p>
      <text:p text:style-name="P2"/>
      <text:p text:style-name="P2">3.1.1.4.2 社区建设 </text:p>
      <text:p text:style-name="P2"/>
      <text:p text:style-name="P2">3.1.2 SUSE企业产品 </text:p>
      <text:p text:style-name="P2"/>
      <text:p text:style-name="P2">3.1.2.1 服务器产品 </text:p>
      <text:p text:style-name="P2"/>
      <text:p text:style-name="P2">3.1.2.2 桌面产品 </text:p>
      <text:p text:style-name="P2"/>
      <text:p text:style-name="P2">3.1.3 其他相关产品 </text:p>
      <text:p text:style-name="P2"/>
      <text:p text:style-name="P2">3.1.3.1 管理工具产品 </text:p>
      <text:p text:style-name="P2"><text:s/></text:p>
      <text:p text:style-name="P2">3.1.3.2 云产品 </text:p>
      <text:p text:style-name="P2"/>
      <text:p text:style-name="P2">3.2 业务分析 </text:p>
      <text:p text:style-name="P2"/>
      <text:p text:style-name="P2">3.2.1 IT行业业务模式 </text:p>
      <text:p text:style-name="P2"/>
      <text:p text:style-name="P2">3.2.1.1 免费模式 </text:p>
      <text:p text:style-name="P2"/>
      <text:p text:style-name="P2">3.2.1.2 收费服务模式 </text:p>
      <text:p text:style-name="P2"/>
      <text:p text:style-name="P2">3.2.2 公司业务模式 </text:p>
      <text:p text:style-name="P2"/>
      <text:p text:style-name="P2">3.2.2.1 OEM </text:p>
      <text:p text:style-name="P2"/>
      <text:p text:style-name="P2">3.2.2.2 基础订阅服务 </text:p>
      <text:p text:style-name="P2"/>
      <text:p text:style-name="P2">3.2.2.3 支持类服务 </text:p>
      <text:p text:style-name="P2"/>
      <text:p text:style-name="P2">3.2.3 竞争对手业务 </text:p>
      <text:p text:style-name="P2"/>
      <text:p text:style-name="P2">3.2.3.1 对手业务介绍 </text:p>
      <text:p text:style-name="P2"/>
      <text:p text:style-name="P2">3.2.3.2 对SUSE的借鉴意义 </text:p>
      <text:p text:style-name="P2"/>
      <text:p text:style-name="P2">3.2.3.3 SUSE实施的理论评估 </text:p>
      <text:p text:style-name="P2"/>
      <text:p text:style-name="P2">3.3 组织结构分析 </text:p>
      <text:p text:style-name="P2"/>
      <text:p text:style-name="P2"><text:soft-page-break/>3.3.1 部门设置 </text:p>
      <text:p text:style-name="P2"/>
      <text:p text:style-name="P2">3.3.2 矩阵管理 </text:p>
      <text:p text:style-name="P2"/>
      <text:p text:style-name="P2">3.3.2.1 现状 </text:p>
      <text:p text:style-name="P2"/>
      <text:p text:style-name="P2">3.3.2.2 缺点 </text:p>
      <text:p text:style-name="P2"/>
      <text:p text:style-name="P2">3.4 管理信息系统 </text:p>
      <text:p text:style-name="P2"/>
      <text:p text:style-name="P2">3.4.1 开发平台 </text:p>
      <text:p text:style-name="P2"/>
      <text:p text:style-name="P2">3.4.2 协作平台 </text:p>
      <text:p text:style-name="P2"/>
      <text:p text:style-name="P2">3.4.3 发布平台 </text:p>
      <text:p text:style-name="P2"/>
      <text:p text:style-name="P2"/>
      <text:p text:style-name="P2">------------------------------------------------------------- </text:p>
      <text:p text:style-name="P2">4 SUSE Linux服务器产品竞争战略定位 </text:p>
      <text:p text:style-name="P2">------------------------------------------------------------- </text:p>
      <text:p text:style-name="P2"/>
      <text:p text:style-name="P2"/>
      <text:p text:style-name="P2">4.1 <text:span text:style-name="T12">产品战略定位</text:span></text:p>
      <text:p text:style-name="P2"/>
      <text:p text:style-name="P2">4.<text:span text:style-name="T12">2</text:span> 战略设计</text:p>
      <text:p text:style-name="P5"><text:span text:style-name="T12">4.2.1</text:span></text:p>
      <text:p text:style-name="P5"><text:span text:style-name="T12">4.</text:span><text:span text:style-name="T20">3</text:span><text:span text:style-name="T12"> 人力战略实施</text:span></text:p>
      <text:p text:style-name="P8"><text:s text:c="4"/>总<text:span text:style-name="T20">体的人力战略是围绕前面提到的核心组件和周边组件进行对应的人力资源开发，制定不同的要求附以不同的奖惩。</text:span></text:p>
      <text:p text:style-name="P11"><text:span text:style-name="T20">4</text:span>.<text:span text:style-name="T20">3</text:span>.<text:span text:style-name="T20">1</text:span> 核心组件员工<text:span text:style-name="T21">的管理</text:span></text:p>
      <text:p text:style-name="P9"><text:s text:c="5"/><text:span text:style-name="T20">对于核心组件</text:span><text:span text:style-name="T21">的开发团队</text:span><text:span text:style-name="T20">来说，</text:span><text:span text:style-name="T13">招聘的主要对象是成熟</text:span><text:span text:style-name="T14">、具有一定行业影响力</text:span><text:span text:style-name="T13">的技术专家</text:span><text:span text:style-name="T14">，对于其他一些想要转入核心组件开发团队的内部员工，也是以一样的标准要求。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9"><text:span text:style-name="T15"><text:s text:c="5"/>对于核心团队管理人员</text:span><text:span text:style-name="T16">的考核标准，首先是稳定，其次是持续的团队提高。</text:span></text:p>
      <text:p text:style-name="P8"><text:span text:style-name="T15"><text:s text:c="5"/>对于周边组件</text:span><text:span text:style-name="T17">的</text:span></text:p>
      <text:p text:style-name="P8"><text:span text:style-name="T15"/></text:p>
      <text:p text:style-name="P8"><text:span text:style-name="T14">核心产品的团队要求稳定，对他们的考核</text:span></text:p>
      <text:p text:style-name="P8"><text:span text:style-name="T13">同时，前面提到了中国名牌大学生的特点：聪明但是不够专注，这样的员工充满活力，对企业是好事情，但是在招聘的时候要控制数量，或者加强培训让他们变得更加专注。</text:span></text:p>
      <text:p text:style-name="P11">3.1.2 <text:s/>招聘渠道 </text:p>
      <text:p text:style-name="P8"><text:s text:c="8"/>猎头行业目前作用比较大的是两端市场。在高端人才领域，猎头搜集的信息比较详实也比较准确；对于低端人才领域，猎头掌握的数据量比较大，利用选择。但对于技术方面的中端人才，猎头通过<text:soft-page-break/>简单的简历匹配进行推荐的方法往往不能够真实了解被推荐人的真实，因此不选择猎头作为我们的主要渠道。</text:p>
      <text:p text:style-name="P8"><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18">内部推荐的前期沟通</text:span>环节，保证与内部推荐人有充分有效的沟通，另外面试环节一定要严格把关。</text:p>
      <text:p text:style-name="P8"><text:s text:c="8"/>技术“专家”的衡量有客观的方法，也就是通过技术人员自身写的代码来判断。对此，管理层（HR）要加大此类“数据分析工具”的使用。目前大数据概念很流行，把这个应用于企业招聘是未来一个高效渠道。</text:p>
      <text:p text:style-name="P8"><text:s text:c="7"/>在线下的学术、技术会议上进行招聘也是一个比较好的方法，管理层需要加大此类活动的参与，为公司储备人才。这些活动的参与也属于管理层工作的一部分。</text:p>
      <text:p text:style-name="P11">3.1.3 面试内容</text:p>
      <text:p text:style-name="P8"><text:s text:c="5"/>除了常见的技术、交流能力面试，需要额外增加企业文化适应度的面试。采用科学的性格测试的手段，避免招聘不适合企业转型的人才。</text:p>
      <text:p text:style-name="P10">3.2 员工培训<text:span text:style-name="T19">和培养</text:span></text:p>
      <text:p text:style-name="P8"><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8"><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10">3.3 员工考核</text:p>
      <text:p text:style-name="P8"><text:span text:style-name="T18"><text:s text:c="9"/></text:span>SUSE公司没有严格的绩效考核，更没有360度考核，员工的年终评价完全看一级经理的打分。一级经理之前的考核标准是任务完成情况、客户反馈情况、项目经理反馈情况，以后要增加如下考核。</text:p>
      <text:p text:style-name="P11">3.3.1 专家标准</text:p>
      <text:p text:style-name="P6"><text:span text:style-name="T12"><text:s text:c="9"/>以Linux等开源软件为例，成为专家的标准就是和项目的行业社区有比较好的交互，同时自己的代码被行业认可。经理需要对员工代码被行业认可的情况进行考核，也需要对员工的行业影响力进行考核。 <text:s text:c="3"/></text:span></text:p>
      <text:p text:style-name="P2"/>
      <text:p text:style-name="P2"/>
      <text:p text:style-name="P2"><text:soft-page-break/>-------------------------------------------------------------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
      <text:p text:style-name="P2">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text:soft-page-break/>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F" svg:font-family="" style:font-family-generic="swiss" style:font-pitch="variable"/>
    <style:font-face style:name="Albany AMT" svg:font-family="'Albany AMT'" style:font-family-generic="swiss" style:font-pitch="variable"/>
    <style:font-face style:name="F1" svg:font-family="" style:font-family-generic="system"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text-properties style:font-name="F" style:font-name-complex="F1"/>
    </style:style>
    <style:style style:name="样式3" style:family="paragraph" style:parent-style-name="Heading_20_3" style:default-outline-level="">
      <style:text-properties style:font-name-complex="F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2T03:09:47</dc:date>
    <meta:editing-duration>PT1H4M28S</meta:editing-duration>
    <meta:editing-cycles>20</meta:editing-cycles>
    <meta:generator>LibreOffice/4.0-26$Linux_X86_64 LibreOffice_project/400m0$Build-326</meta:generator>
    <meta:document-statistic meta:table-count="0" meta:image-count="0" meta:object-count="0" meta:page-count="8" meta:paragraph-count="171" meta:word-count="3288" meta:character-count="5559" meta:non-whitespace-character-count="5190"/>
  </office:meta>
</office:document-meta>
</file>